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2dfe40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text-properties officeooo:paragraph-rsid="002dfe40" fo:background-color="#ffff00"/>
    </style:style>
    <style:style style:name="P7" style:family="paragraph" style:parent-style-name="Standard">
      <style:text-properties officeooo:paragraph-rsid="002dfe40"/>
    </style:style>
    <style:style style:name="P8" style:family="paragraph" style:parent-style-name="Standard">
      <style:text-properties officeooo:rsid="002e8edc" officeooo:paragraph-rsid="002e8edc"/>
    </style:style>
    <style:style style:name="P9" style:family="paragraph" style:parent-style-name="Standard">
      <style:text-properties officeooo:paragraph-rsid="002e8edc"/>
    </style:style>
    <style:style style:name="P10" style:family="paragraph" style:parent-style-name="Standard">
      <style:text-properties officeooo:paragraph-rsid="0023d39c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aa3e" style:font-weight-asian="bold" style:font-weight-complex="bold"/>
    </style:style>
    <style:style style:name="T7" style:family="text">
      <style:text-properties officeooo:rsid="002e8e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I</text:span><text:span text:style-name="T5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3"/>
      <text:p text:style-name="P4">¿Cuál de las siguientes opciones describe mejor la familia de procesadores Intel Core i5?</text:p>
      <text:p text:style-name="P4">a) Enfocada en entusiastas y rendimiento extremo.</text:p>
      <text:p text:style-name="P4">b) Diseñada para usuarios de nivel básico y tareas cotidianas.</text:p>
      <text:p text:style-name="P6">c) Ofrece un equilibrio entre rendimiento y eficiencia energética.</text:p>
      <text:p text:style-name="P4">d) Orientada a estaciones de trabajo y servidores.</text:p>
      <text:p text:style-name="P4"/>
      <text:p text:style-name="P9"><text:span text:style-name="T7">Fuente: </text:span><text:a xlink:type="simple" xlink:href="https://hardzone.es/marcas/intel/diferencia-procesador-core-i3-i5-i7-i9/" text:style-name="Internet_20_link" text:visited-style-name="Visited_20_Internet_20_Link">Procesadores Intel Core i3, i5, i7 e i9: diferencias y similitudes (hardzone.es)</text:a> </text:p>
      <text:p text:style-name="P4"/>
      <text:p text:style-name="P4">¿Cuál de las siguientes tecnologías Intel permite la ejecución de múltiples hilos de instrucciones en cada núcleo físico del procesador?</text:p>
      <text:p text:style-name="P6">a) Hyper-Threading.</text:p>
      <text:p text:style-name="P4">b) Turbo Boost.</text:p>
      <text:p text:style-name="P4">c) Quick Sync.</text:p>
      <text:p text:style-name="P4">d) Multi-Core Enhancement.</text:p>
      <text:p text:style-name="P4"/>
      <text:p text:style-name="P9"><text:span text:style-name="T7">Fuente: </text:span><text:a xlink:type="simple" xlink:href="https://en.wikipedia.org/wiki/Thread_(computing)" text:style-name="Internet_20_link" text:visited-style-name="Visited_20_Internet_20_Link">Thread (computing) - Wikipedia</text:a> </text:p>
      <text:p text:style-name="P4"/>
      <text:p text:style-name="P4"/>
      <text:p text:style-name="P4"/>
      <text:p text:style-name="P4">En la nomenclatura de procesadores Intel, ¿qué significa la letra "H" al final del número del modelo?</text:p>
      <text:p text:style-name="P4">a) Procesador de sobremesa.</text:p>
      <text:p text:style-name="P6">b) Procesador de alta potencia.</text:p>
      <text:p text:style-name="P4">c) Procesador sin gráficos integrados.</text:p>
      <text:p text:style-name="P4">d) Procesador de bajo rendimiento.</text:p>
      <text:p text:style-name="P4"/>
      <text:p text:style-name="P9"><text:span text:style-name="T7">Fuente: </text:span><text:a xlink:type="simple" xlink:href="https://www.xataka.com/componentes/nuevos-procesadores-serie-h-intel-prometen-portatiles-gaming-ultraligeros" text:style-name="Internet_20_link" text:visited-style-name="Visited_20_Internet_20_Link">Los nuevos procesadores de la serie H de Intel prometen portátiles gaming ultraligeros (xataka.com)</text:a> </text:p>
      <text:p text:style-name="P4"/>
      <text:p text:style-name="P4">¿Cuál de las siguientes opciones describe mejor la familia de procesadores Intel Core i9?</text:p>
      <text:p text:style-name="P4">a) Diseñada para usuarios de nivel básico y tareas cotidianas.</text:p>
      <text:p text:style-name="P6">b) Enfocada en entusiastas y rendimiento extremo.</text:p>
      <text:p text:style-name="P4">c) Ofrece un equilibrio entre rendimiento y eficiencia energética.</text:p>
      <text:p text:style-name="P4">d) Orientada a estaciones de trabajo y servidores.</text:p>
      <text:p text:style-name="P4"/>
      <text:p text:style-name="P9"><text:span text:style-name="T7">Fuente: </text:span><text:a xlink:type="simple" xlink:href="https://hipertextual.com/2021/03/nuevos-procesadores-intel-core" text:style-name="Internet_20_link" text:visited-style-name="Visited_20_Internet_20_Link">Las claves de los nuevos procesadores Intel Core: edición y gaming (hipertextual.com)</text:a> </text:p>
      <text:p text:style-name="P4"/>
      <text:p text:style-name="P4">¿Cuál de las siguientes tecnologías Intel permite acelerar la codificación y decodificación de video, mejorando el rendimiento en tareas multimedia?</text:p>
      <text:p text:style-name="P6">a) Quick Sync.</text:p>
      <text:p text:style-name="P4">b) Turbo Boost.</text:p>
      <text:p text:style-name="P4">c) Hyper-Threading.</text:p>
      <text:p text:style-name="P4"><text:soft-page-break/>d) Iris Graphics.</text:p>
      <text:p text:style-name="P4"/>
      <text:p text:style-name="P9"><text:span text:style-name="T7">Fuente: </text:span><text:a xlink:type="simple" xlink:href="https://elchapuzasinformatico.com/2023/03/codificacion-video-amd-intel-nvidia/" text:style-name="Internet_20_link" text:visited-style-name="Visited_20_Internet_20_Link">¿Cuál es la mejor GPU para codificar vídeo? ¿NVIDIA, AMD o Intel? (elchapuzasinformatico.com)</text:a> </text:p>
      <text:p text:style-name="P4"/>
      <text:p text:style-name="P4">En la nomenclatura de los procesadores Intel Core i7, ¿qué indica la presencia de la letra "U" al final del número del modelo?</text:p>
      <text:p text:style-name="P4">a) Procesador de sobremesa.</text:p>
      <text:p text:style-name="P6">b) Procesador ultrabaja potencia.</text:p>
      <text:p text:style-name="P4">c) Procesador de baja potencia.</text:p>
      <text:p text:style-name="P4">d) Procesador con gráficos Iris.</text:p>
      <text:p text:style-name="P4"/>
      <text:p text:style-name="P9"><text:span text:style-name="T7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4"/>
      <text:p text:style-name="P4">¿Qué tecnología Intel permite a los procesadores integrar gráficos de alta calidad directamente en el mismo chip que la CPU?</text:p>
      <text:p text:style-name="P4">a) Quick Sync.</text:p>
      <text:p text:style-name="P4">b) Turbo Boost.</text:p>
      <text:p text:style-name="P4">c) Hyper-Threading.</text:p>
      <text:p text:style-name="P6">d) Iris Graphics</text:p>
      <text:p text:style-name="P4"/>
      <text:p text:style-name="P9"><text:span text:style-name="T7">fuente: </text:span><text:a xlink:type="simple" xlink:href="https://www.pccomponentes.com/iris-xe-caracteristicas-graficas-de-intel" text:style-name="Internet_20_link" text:visited-style-name="Visited_20_Internet_20_Link">Iris Xe: Características de las gráficas de Intel - Blog de PcComponentes</text:a> </text:p>
      <text:p text:style-name="P9"/>
      <text:p text:style-name="P4"/>
      <text:p text:style-name="P4">¿Cuál de las siguientes opciones describe mejor la familia de procesadores Intel Core i5?</text:p>
      <text:p text:style-name="P4">a) Enfocada en entusiastas y rendimiento extremo.</text:p>
      <text:p text:style-name="P4">b) Diseñada para usuarios de nivel básico y tareas cotidianas.</text:p>
      <text:p text:style-name="P6">c) Ofrece un equilibrio entre rendimiento y eficiencia energética.</text:p>
      <text:p text:style-name="P4">d) Orientada a estaciones de trabajo y servidores.</text:p>
      <text:p text:style-name="P4"/>
      <text:p text:style-name="P9"><text:span text:style-name="T7">Fuente: </text:span><text:a xlink:type="simple" xlink:href="https://hardzone.es/marcas/intel/diferencia-procesador-core-i3-i5-i7-i9/" text:style-name="Internet_20_link" text:visited-style-name="Visited_20_Internet_20_Link">Procesadores Intel Core i3, i5, i7 e i9: diferencias y similitudes (hardzone.es)</text:a> </text:p>
      <text:p text:style-name="P4"/>
      <text:p text:style-name="P4">¿Cuál de las siguientes tecnologías Intel permite acelerar la codificación y decodificación de video, mejorando el rendimiento en tareas multimedia?</text:p>
      <text:p text:style-name="P6">a) Quick Sync.</text:p>
      <text:p text:style-name="P4">b) Turbo Boost.</text:p>
      <text:p text:style-name="P4">c) Hyper-Threading.</text:p>
      <text:p text:style-name="P4">d) Iris Graphics.</text:p>
      <text:p text:style-name="P4"/>
      <text:p text:style-name="P9"><text:span text:style-name="T7">Fuente: </text:span><text:a xlink:type="simple" xlink:href="https://elchapuzasinformatico.com/2023/03/codificacion-video-amd-intel-nvidia/" text:style-name="Internet_20_link" text:visited-style-name="Visited_20_Internet_20_Link">¿Cuál es la mejor GPU para codificar vídeo? ¿NVIDIA, AMD o Intel? (elchapuzasinformatico.com)</text:a> </text:p>
      <text:p text:style-name="P4"/>
      <text:p text:style-name="P4">En la nomenclatura de los procesadores Intel Core i7, ¿qué indica la presencia de la letra "K" al final del número del modelo?</text:p>
      <text:p text:style-name="P4">a) Procesador de sobremesa.</text:p>
      <text:p text:style-name="P4">b) Procesador con gráficos Iris.</text:p>
      <text:p text:style-name="P6">c) Procesador desbloqueado para overclocking.</text:p>
      <text:p text:style-name="P4"><text:soft-page-break/>d) Procesador de baja potencia.<text:span text:style-name="T7">ç</text:span></text:p>
      <text:p text:style-name="P4"/>
      <text:p text:style-name="P9"><text:span text:style-name="T7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9"/>
      <text:p text:style-name="P4"/>
      <text:p text:style-name="P4">¿Cuál es el propósito principal de la tecnología Intel Turbo Boost?</text:p>
      <text:p text:style-name="P4">a) Mejorar la eficiencia energética del procesador.</text:p>
      <text:p text:style-name="P6">b) Aumentar la frecuencia del reloj del procesador cuando sea necesario.</text:p>
      <text:p text:style-name="P4">c) Optimizar el rendimiento de la memoria caché.</text:p>
      <text:p text:style-name="P4">d) Controlar la temperatura del procesador.</text:p>
      <text:p text:style-name="P4"/>
      <text:p text:style-name="P9"><text:span text:style-name="T7">Fuente: </text:span><text:a xlink:type="simple" xlink:href="https://es.wikipedia.org/wiki/Intel_Turbo_Boost" text:style-name="Internet_20_link" text:visited-style-name="Visited_20_Internet_20_Link">Intel Turbo Boost - Wikipedia, la enciclopedia libre</text:a> </text:p>
      <text:p text:style-name="P4"/>
      <text:p text:style-name="P4">En la nomenclatura de procesadores Intel, ¿qué significa la letra "F" al final del número del modelo?</text:p>
      <text:p text:style-name="P4">a) Procesador con gráficos integrados.</text:p>
      <text:p text:style-name="P4">b) Procesador de bajo consumo.</text:p>
      <text:p text:style-name="P6">c) Procesador sin gráficos integrados.</text:p>
      <text:p text:style-name="P4">d) Procesador de bajo rendimiento.</text:p>
      <text:p text:style-name="P4"/>
      <text:p text:style-name="P9"><text:span text:style-name="T7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4"/>
      <text:p text:style-name="P4">¿Cuál de las siguientes opciones describe mejor la familia de procesadores Intel Core i3?</text:p>
      <text:p text:style-name="P4">a) Enfocada en entusiastas y rendimiento extremo.</text:p>
      <text:p text:style-name="P6">b) Diseñada para usuarios de nivel básico y tareas cotidianas.</text:p>
      <text:p text:style-name="P4">c) Ofrece un equilibrio entre rendimiento y eficiencia energética.</text:p>
      <text:p text:style-name="P4">d) Orientada a estaciones de trabajo y servidores.</text:p>
      <text:p text:style-name="P4"/>
      <text:p text:style-name="P9"><text:span text:style-name="T7">Fuente: </text:span><text:a xlink:type="simple" xlink:href="https://www.adslzone.net/reportajes/tecnologia/tipos-procesadores-intel/" text:style-name="Internet_20_link" text:visited-style-name="Visited_20_Internet_20_Link">Tipos de procesadores Intel: i3 vs i5 vs i7 vs i9 y diferencias (adslzone.net)</text:a> </text:p>
      <text:p text:style-name="P4"/>
      <text:p text:style-name="P4">En la nomenclatura de procesadores Intel, ¿qué significa la letra "H" al final del número del modelo?</text:p>
      <text:p text:style-name="P4">a) Procesador de sobremesa.</text:p>
      <text:p text:style-name="P6">b) Procesador de alta potencia.</text:p>
      <text:p text:style-name="P4">c) Procesador sin gráficos integrados.</text:p>
      <text:p text:style-name="P4">d) Procesador de bajo rendimiento.</text:p>
      <text:p text:style-name="P4"/>
      <text:p text:style-name="P9"><text:span text:style-name="T7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text:span text:style-name="T7"><text:line-break/></text:span></text:p>
      <text:p text:style-name="P4">¿Cuál es la nomenclatura típica de los procesadores Intel de la serie Core i3?</text:p>
      <text:p text:style-name="P4">a) i3-3XXX.</text:p>
      <text:p text:style-name="P4">b) i3-5XXX.</text:p>
      <text:p text:style-name="P4">c) i3-7XXX.</text:p>
      <text:p text:style-name="P4">d) i3-9XXX.</text:p>
      <text:p text:style-name="P4"><text:s/><text:span text:style-name="T7">Impugno la pregunta <text:s/></text:span></text:p>
      <text:p text:style-name="P4"><text:s/></text:p>
      <text:p text:style-name="P9"><text:span text:style-name="T7">Fuente: </text:span><text:a xlink:type="simple" xlink:href="https://es.wikipedia.org/wiki/Anexo:Procesadores_Intel_Core_i3" text:style-name="Internet_20_link" text:visited-style-name="Visited_20_Internet_20_Link">Anexo:Procesadores Intel Core i3 - Wikipedia, la enciclopedia libre</text:a> </text:p>
      <text:p text:style-name="P4"><text:soft-page-break/>¿Qué tecnología de Hyper-Threading está presente en algunos procesadores Intel para mejorar el rendimiento al permitir que cada núcleo ejecute dos hilos de instrucciones simultáneamente?</text:p>
      <text:p text:style-name="P4">a) Turbo Boost.</text:p>
      <text:p text:style-name="P4">b) Quick Sync.</text:p>
      <text:p text:style-name="P6">c) Hyper-Threading.</text:p>
      <text:p text:style-name="P4">d) Multi-Core Enhancement.</text:p>
      <text:p text:style-name="P4"/>
      <text:p text:style-name="P9"><text:span text:style-name="T7">Fuente: </text:span><text:a xlink:type="simple" xlink:href="https://es.wikipedia.org/wiki/Hyper-Threading" text:style-name="Internet_20_link" text:visited-style-name="Visited_20_Internet_20_Link">Hyper-Threading - Wikipedia, la enciclopedia libre</text:a> </text:p>
      <text:p text:style-name="P8"/>
      <text:p text:style-name="P8"/>
      <text:p text:style-name="P4">¿Cuál de las siguientes familias de procesadores AMD está diseñada para ofrecer un alto rendimiento en tareas de escritorio y multimedia, con núcleos de CPU y GPU integrados?</text:p>
      <text:p text:style-name="P4">a) Ryzen Threadripper.</text:p>
      <text:p text:style-name="P4">b) Ryzen 9.</text:p>
      <text:p text:style-name="P4">c) Ryzen 5.</text:p>
      <text:p text:style-name="P6">d) Ryzen G.</text:p>
      <text:p text:style-name="P4"/>
      <text:p text:style-name="P9"><text:span text:style-name="T7">Fuente: </text:span><text:a xlink:type="simple" xlink:href="https://www.amd.com/es/processors/ryzen-with-graphics" text:style-name="Internet_20_link" text:visited-style-name="Visited_20_Internet_20_Link">AMD Ryzen™ Desktop Processors with AMD Radeon™ Graphics | AMD</text:a> </text:p>
      <text:p text:style-name="P8"/>
      <text:p text:style-name="P4">¿Cuál es la nomenclatura utilizada para los procesadores AMD Ryzen de tercera generación?</text:p>
      <text:p text:style-name="P4">a) Ryzen 1000.</text:p>
      <text:p text:style-name="P4">b) Ryzen 2000.</text:p>
      <text:p text:style-name="P6">c) Ryzen 3000.</text:p>
      <text:p text:style-name="P4">d) Ryzen 4000.</text:p>
      <text:p text:style-name="P4"/>
      <text:p text:style-name="P9"><text:span text:style-name="T7">Fuente: </text:span><text:a xlink:type="simple" xlink:href="https://www.geeknetic.es/Editorial/1615/Procesadores-AMD-Ryzen-de-3a-Generacion-Todos-los-detalles-al-descubierto.html" text:style-name="Internet_20_link" text:visited-style-name="Visited_20_Internet_20_Link">Procesadores AMD Ryzen de 3ª Generación: Todos los detalles al descubierto (geeknetic.es)</text:a> <text:span text:style-name="T7"><text:line-break/><text:line-break/></text:span></text:p>
      <text:p text:style-name="P4">¿Cuál de las siguientes características se asocia comúnmente con los procesadores AMD Ryzen con la letra "G" al final de su nombre?</text:p>
      <text:p text:style-name="P6">a) Núcleos de GPU integrados.</text:p>
      <text:p text:style-name="P4">b) Arquitectura de 64 bits.</text:p>
      <text:p text:style-name="P4">c) Tecnología de overclocking.</text:p>
      <text:p text:style-name="P4">d) Núcleos de GPU dedicados.</text:p>
      <text:p text:style-name="P4"/>
      <text:p text:style-name="P9"><text:span text:style-name="T7">Fuente: </text:span><text:a xlink:type="simple" xlink:href="https://www.amd.com/es/products/apu/amd-ryzen-5-5600g" text:style-name="Internet_20_link" text:visited-style-name="Visited_20_Internet_20_Link">AMD Ryzen™ 5 5600G | AMD</text:a> </text:p>
      <text:p text:style-name="P8"/>
      <text:p text:style-name="P8"/>
      <text:p text:style-name="P4">¿Cuál es el nombre de la arquitectura de procesadores AMD que sucedió a la arquitectura Bulldozer?</text:p>
      <text:p text:style-name="P4">a) Ryzen.</text:p>
      <text:p text:style-name="P4">b) Piledriver.</text:p>
      <text:p text:style-name="P6">c) Zen.</text:p>
      <text:p text:style-name="P4">d) Excavator.</text:p>
      <text:p text:style-name="P4"/>
      <text:p text:style-name="P9"><text:span text:style-name="T7">Fuente: </text:span><text:a xlink:type="simple" xlink:href="https://es.wikipedia.org/wiki/Bulldozer_%28microarquitectura%29" text:style-name="Internet_20_link" text:visited-style-name="Visited_20_Internet_20_Link">Bulldozer (microarquitectura) - Wikipedia, la enciclopedia libre</text:a> </text:p>
      <text:p text:style-name="P4"><text:soft-page-break/>¿Qué serie de procesadores AMD está orientada principalmente a entornos de servidores y estaciones de trabajo de alto rendimiento?</text:p>
      <text:p text:style-name="P4">a) Ryzen.</text:p>
      <text:p text:style-name="P4"><text:span text:style-name="T4">b) EPYC</text:span>.</text:p>
      <text:p text:style-name="P4">c) Athlon.</text:p>
      <text:p text:style-name="P4">d) A-Series.</text:p>
      <text:p text:style-name="P4"><text:line-break/><text:span text:style-name="T7">Fuente:</text:span><text:a xlink:type="simple" xlink:href="https://www.amd.com/es/processors" text:style-name="Internet_20_link" text:visited-style-name="Visited_20_Internet_20_Link">Procesadores AMD | AMD</text:a> </text:p>
      <text:p text:style-name="P4"/>
      <text:p text:style-name="P4">¿Cuál es la nomenclatura utilizada para los procesadores AMD de la serie de alto rendimiento para escritorio que cuenta con hasta 16 núcleos y 32 hilos?</text:p>
      <text:p text:style-name="P4">a) Ryzen 7.</text:p>
      <text:p text:style-name="P6">b) Ryzen 9.</text:p>
      <text:p text:style-name="P4">c) Ryzen Threadripper.</text:p>
      <text:p text:style-name="P4">d) Athlon.</text:p>
      <text:p text:style-name="P4"/>
      <text:p text:style-name="P9"><text:span text:style-name="T7">Fuente: </text:span><text:a xlink:type="simple" xlink:href="https://www.amd.com/es/products/cpu/amd-ryzen-9-7950x" text:style-name="Internet_20_link" text:visited-style-name="Visited_20_Internet_20_Link">Procesadores para computadoras de escritorio AMD Ryzen™ 9 7950X | AMD</text:a> </text:p>
      <text:p text:style-name="P8"/>
      <text:p text:style-name="P8"/>
      <text:p text:style-name="P4">¿Cuál es la principal ventaja de la arquitectura Zen de AMD en términos de rendimiento y eficiencia energética?</text:p>
      <text:p text:style-name="P4">a) Núcleos de GPU integrados.</text:p>
      <text:p text:style-name="P4">b) Mayor frecuencia de reloj.</text:p>
      <text:p text:style-name="P4">c) Mayor cantidad de núcleos por procesador.</text:p>
      <text:p text:style-name="P6">d) Mejora en la IPC (instrucciones por ciclo).</text:p>
      <text:p text:style-name="P4"/>
      <text:p text:style-name="P9"><text:span text:style-name="T7">Fuente:</text:span><text:a xlink:type="simple" xlink:href="https://www.xataka.com/componentes/arquitectura-zen-3-explicada-asi-quiere-amd-dar-tanta-guerra-portatiles-como-sobremesa" text:style-name="Internet_20_link" text:visited-style-name="Visited_20_Internet_20_Link">La arquitectura Zen 3+, explicada: así quiere AMD dar tanta guerra en los portátiles como en los sobremesa (xataka.com)</text:a>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5</text:page-number><text:s/>/ <text:page-count>5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1:09:28.805000000</dc:date>
    <meta:editing-duration>PT8H46M12S</meta:editing-duration>
    <meta:editing-cycles>24</meta:editing-cycles>
    <meta:generator>LibreOffice/7.6.3.2$Windows_X86_64 LibreOffice_project/29d686fea9f6705b262d369fede658f824154cc0</meta:generator>
    <meta:document-statistic meta:table-count="0" meta:image-count="0" meta:object-count="0" meta:page-count="5" meta:paragraph-count="145" meta:word-count="1166" meta:character-count="7537" meta:non-whitespace-character-count="6482"/>
  </office:meta>
</office:document-meta>
</file>